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2" style:family="paragraph" style:parent-style-name="Standard">
      <style:text-properties officeooo:rsid="000ffcb0" officeooo:paragraph-rsid="000ffc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TM0Mjg1OTA3MzMwOTI0OTYyNw.GxTY-B.jOcipLonKTRHAbvje9AlhrfTujraMsZ6k6lua0</text:p>
      <text:p text:style-name="P2">Token discord fac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9T14:36:05.943000000</meta:creation-date>
    <dc:date>2025-08-09T14:37:17.876000000</dc:date>
    <meta:editing-duration>PT1M18S</meta:editing-duration>
    <meta:editing-cycles>1</meta:editing-cycles>
    <meta:document-statistic meta:table-count="0" meta:image-count="0" meta:object-count="0" meta:page-count="1" meta:paragraph-count="2" meta:word-count="4" meta:character-count="90" meta:non-whitespace-character-count="88"/>
    <meta:generator>LibreOffice/7.2.2.2$Windows_X86_64 LibreOffice_project/02b2acce88a210515b4a5bb2e46cbfb63fe97d56</meta:generator>
  </office:meta>
</office:document-meta>
</file>